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46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margin-top="0cm" fo:margin-bottom="0cm" fo:text-align="center" fo:text-indent="-1.27cm" style:text-autospace="none"/>
    </style:style>
    <style:style style:name="P5" style:family="paragraph">
      <loext:graphic-properties draw:fill="none" draw:fill-color="#ffffff"/>
      <style:text-properties style:font-name="Segoe UI Semibold1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8pt" fo:font-weight="bold" style:font-name-asian="Segoe UI" style:font-size-asian="10pt" style:font-weight-asian="bold" style:font-name-complex="Segoe UI" style:font-size-complex="10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 Semibold" fo:font-size="24pt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000000" style:font-name="Segoe UI1" fo:font-size="24pt" fo:font-weight="bold" style:font-name-asian="Segoe UI" style:font-size-asian="24pt" style:font-weight-asian="bold" style:font-name-complex="Segoe UI" style:font-size-complex="24pt" style:font-weight-complex="bold"/>
    </style:style>
    <style:style style:name="T6" style:family="text">
      <style:text-properties fo:color="#000000" style:font-name="Segoe UI Semibold1" fo:font-size="6.5pt" style:font-name-asian="Segoe UI" style:font-size-asian="6.5pt" style:font-name-complex="Segoe UI" style:font-size-complex="6.5pt"/>
    </style:style>
    <style:style style:name="T7" style:family="text">
      <style:text-properties fo:color="#000000" style:font-name="Segoe UI Semibold1" fo:font-size="20pt" style:font-name-asian="Segoe UI" style:font-size-asian="20pt" style:font-name-complex="Segoe UI" style:font-size-complex="20pt"/>
    </style:style>
    <style:style style:name="T8" style:family="text">
      <style:text-properties fo:color="#000000" style:font-name="Segoe UI Semibold1" fo:font-size="8.5pt" style:font-name-asian="Segoe UI" style:font-size-asian="8.5pt" style:font-name-complex="Segoe UI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892cm" svg:height="3.302cm" svg:x="1.524cm" svg:y="0.762cm">
          <draw:text-box>
            <text:p text:style-name="P1"><text:span text:style-name="T1">HYMN #348</text:span></text:p>
            <text:p text:style-name="P1"><text:span text:style-name="T2">”</text:span><text:span text:style-name="T2">The King Shall Come When Morning Dawns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office:forms form:automatic-focus="false" form:apply-design-mode="false"/>
        <draw:frame draw:style-name="gr3" draw:text-style-name="P2" draw:layer="layout" svg:width="24.384cm" svg:height="7.366cm" svg:x="2.032cm" svg:y="0.762cm">
          <draw:text-box>
            <text:p text:style-name="P1"><text:span text:style-name="T3">1. </text:span><text:span text:style-name="T2">The King shall come when morning dawns</text:span></text:p>
            <text:p text:style-name="P4"><text:span text:style-name="T4">And light triumphant breaks,</text:span></text:p>
            <text:p text:style-name="P4"><text:span text:style-name="T4">When beauty gilds the eastern hills</text:span></text:p>
            <text:p text:style-name="P4"><text:span text:style-name="T4">And life to joy awak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office:forms form:automatic-focus="false" form:apply-design-mode="false"/>
        <draw:frame draw:style-name="gr4" draw:text-style-name="P5" draw:layer="layout" svg:width="23.876cm" svg:height="7.011cm" svg:x="2.032cm" svg:y="0.762cm">
          <draw:text-box>
            <text:p text:style-name="P1"><text:span text:style-name="T5">2. </text:span><text:span text:style-name="T4">Not as of old a little child,</text:span><text:span text:style-name="T4"><text:line-break/></text:span><text:span text:style-name="T4">To bear and fight and die,</text:span><text:span text:style-name="T4"><text:line-break/></text:span><text:span text:style-name="T4">But crowned with glory like the sun</text:span><text:span text:style-name="T4"><text:line-break/></text:span><text:span text:style-name="T4">That lights the morning sk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office:forms form:automatic-focus="false" form:apply-design-mode="false"/>
        <draw:frame draw:style-name="gr4" draw:text-style-name="P5" draw:layer="layout" svg:width="23.876cm" svg:height="7.011cm" svg:x="2.032cm" svg:y="0.762cm">
          <draw:text-box>
            <text:p text:style-name="P1"><text:span text:style-name="T5">3. </text:span><text:span text:style-name="T4">Oh, brighter than the rising morn</text:span></text:p>
            <text:p text:style-name="P1"><text:span text:style-name="T4">When Christ, victorious, rose</text:span><text:span text:style-name="T4"><text:line-break/></text:span><text:span text:style-name="T4">And left the lonesome place of death</text:span></text:p>
            <text:p text:style-name="P1"><text:span text:style-name="T4">Despite the rage of fo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office:forms form:automatic-focus="false" form:apply-design-mode="false"/>
        <draw:frame draw:style-name="gr4" draw:text-style-name="P6" draw:layer="layout" svg:width="23.876cm" svg:height="7.011cm" svg:x="2.032cm" svg:y="0.762cm">
          <draw:text-box>
            <text:p text:style-name="P1"><text:span text:style-name="T5">4. </text:span><text:span text:style-name="T4">Oh, brighter than that glorious morn</text:span></text:p>
            <text:p text:style-name="P1"><text:span text:style-name="T4">Shall dawn upon our race</text:span><text:span text:style-name="T4"><text:line-break/></text:span><text:span text:style-name="T4">The day when Christ in splendor comes</text:span><text:span text:style-name="T4"><text:line-break/></text:span><text:span text:style-name="T4">And we shall see His fac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office:forms form:automatic-focus="false" form:apply-design-mode="false"/>
        <draw:frame draw:style-name="gr5" draw:text-style-name="P9" draw:layer="layout" svg:width="24.384cm" svg:height="9.713cm" svg:x="1.778cm" svg:y="0.762cm">
          <draw:text-box>
            <text:p text:style-name="P1"><text:span text:style-name="T5">5. </text:span><text:span text:style-name="T2">The King shall come when morning dawns</text:span><text:span text:style-name="T4"><text:line-break/></text:span><text:span text:style-name="T4">And light and beauty brings.</text:span><text:span text:style-name="T4"><text:line-break/></text:span><text:span text:style-name="T4">Hail, Christ the Lord! Your people pray:</text:span><text:span text:style-name="T4"><text:line-break/></text:span><text:span text:style-name="T4">Come quickly, King of kings!</text:span></text:p>
            <text:p text:style-name="P8"><text:span text:style-name="T6"><text:line-break/></text:span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7">Public domain</text:span></text:p>
            <text:p text:style-name="P8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15:31:10.511000000</meta:creation-date>
    <dc:title>bluwht blank</dc:title>
    <meta:editing-duration>PT11M1S</meta:editing-duration>
    <meta:editing-cycles>7</meta:editing-cycles>
    <meta:generator>LibreOffice/6.1.3.2$Windows_X86_64 LibreOffice_project/86daf60bf00efa86ad547e59e09d6bb77c699acb</meta:generator>
    <dc:date>2019-01-14T15:26:42.415000000</dc:date>
    <meta:document-statistic meta:object-count="122"/>
  </office:meta>
</office:document-meta>
</file>